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helvetica, 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tyle="normal" officeooo:rsid="000f313b" officeooo:paragraph-rsid="000f313b" style:font-style-asian="normal" style:font-style-complex="normal"/>
    </style:style>
    <style:style style:name="P2" style:family="paragraph" style:parent-style-name="Standard">
      <style:text-properties fo:font-style="normal" officeooo:rsid="001de079" officeooo:paragraph-rsid="00218db6" style:font-style-asian="normal" style:font-style-complex="normal"/>
    </style:style>
    <style:style style:name="P3" style:family="paragraph" style:parent-style-name="Standard">
      <style:text-properties fo:font-style="normal" officeooo:rsid="0032e7c8" officeooo:paragraph-rsid="00500294" style:font-style-asian="normal" style:font-style-complex="normal"/>
    </style:style>
    <style:style style:name="P4" style:family="paragraph" style:parent-style-name="Standard">
      <style:text-properties fo:font-style="normal" officeooo:rsid="005041de" officeooo:paragraph-rsid="005041de" style:font-style-asian="normal" style:font-style-complex="normal"/>
    </style:style>
    <style:style style:name="P5" style:family="paragraph" style:parent-style-name="Standard">
      <style:paragraph-properties style:writing-mode="lr-tb"/>
      <style:text-properties officeooo:paragraph-rsid="000451bf"/>
    </style:style>
    <style:style style:name="P6" style:family="paragraph" style:parent-style-name="Preformatted_20_Text">
      <style:paragraph-properties fo:margin-left="0cm" fo:margin-right="0cm" fo:margin-top="0cm" fo:margin-bottom="0.499cm" loext:contextual-spacing="false" fo:text-align="center" style:justify-single-word="false" fo:orphans="2" fo:widows="2" fo:text-indent="0cm" style:auto-text-indent="false"/>
      <style:text-properties fo:font-variant="normal" fo:text-transform="none" fo:color="#000000" fo:font-size="14pt" fo:letter-spacing="normal" fo:font-style="normal" fo:font-weight="bold" style:font-size-asian="14pt" style:font-weight-asian="bold" style:font-size-complex="14pt" style:font-weight-complex="bold"/>
    </style:style>
    <style:style style:name="T1" style:family="text">
      <style:text-properties officeooo:rsid="00032a48"/>
    </style:style>
    <style:style style:name="T2" style:family="text">
      <style:text-properties officeooo:rsid="000451bf"/>
    </style:style>
    <style:style style:name="T3" style:family="text">
      <style:text-properties officeooo:rsid="0006dd8a"/>
    </style:style>
    <style:style style:name="T4" style:family="text">
      <style:text-properties fo:font-style="italic" style:font-style-asian="italic" style:font-style-complex="italic"/>
    </style:style>
    <style:style style:name="T5" style:family="text">
      <style:text-properties fo:font-style="italic" officeooo:rsid="0006dd8a" style:font-style-asian="italic" style:font-style-complex="italic"/>
    </style:style>
    <style:style style:name="T6" style:family="text">
      <style:text-properties fo:font-style="italic" officeooo:rsid="000f3610" style:font-style-asian="italic" style:font-style-complex="italic"/>
    </style:style>
    <style:style style:name="T7" style:family="text">
      <style:text-properties fo:font-style="italic" officeooo:rsid="000fa90c" style:font-style-asian="italic" style:font-style-complex="italic"/>
    </style:style>
    <style:style style:name="T8" style:family="text">
      <style:text-properties fo:font-style="italic" officeooo:rsid="003300fa" style:font-style-asian="italic" style:font-style-complex="italic"/>
    </style:style>
    <style:style style:name="T9" style:family="text">
      <style:text-properties fo:font-style="italic" officeooo:rsid="0024668b" style:font-style-asian="italic" style:font-style-complex="italic"/>
    </style:style>
    <style:style style:name="T10" style:family="text">
      <style:text-properties fo:font-style="normal" fo:font-weight="normal" officeooo:rsid="0006dd8a" style:font-style-asian="normal" style:font-weight-asian="normal" style:font-style-complex="normal" style:font-weight-complex="normal"/>
    </style:style>
    <style:style style:name="T11" style:family="text">
      <style:text-properties officeooo:rsid="000f3610"/>
    </style:style>
    <style:style style:name="T12" style:family="text">
      <style:text-properties officeooo:rsid="001329ce"/>
    </style:style>
    <style:style style:name="T13" style:family="text">
      <style:text-properties fo:font-variant="normal" fo:text-transform="none" fo:color="#444444" style:font-name="Liberation Serif" fo:font-size="12pt" fo:letter-spacing="normal" fo:font-weight="normal" officeooo:rsid="001329ce" style:font-weight-asian="normal" style:font-weight-complex="normal"/>
    </style:style>
    <style:style style:name="T14" style:family="text">
      <style:text-properties fo:font-variant="normal" fo:text-transform="none" fo:color="#444444" style:font-name="Liberation Serif" fo:font-size="12pt" fo:letter-spacing="normal" fo:font-weight="normal" officeooo:rsid="00194954" style:font-weight-asian="normal" style:font-weight-complex="normal"/>
    </style:style>
    <style:style style:name="T15" style:family="text">
      <style:text-properties officeooo:rsid="001eb0c4"/>
    </style:style>
    <style:style style:name="T16" style:family="text">
      <style:text-properties officeooo:rsid="0024668b"/>
    </style:style>
    <style:style style:name="T17" style:family="text">
      <style:text-properties officeooo:rsid="003300fa"/>
    </style:style>
    <style:style style:name="T18" style:family="text">
      <style:text-properties officeooo:rsid="003dc839"/>
    </style:style>
    <style:style style:name="T19" style:family="text">
      <style:text-properties officeooo:rsid="00520f5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Exercise </text:span>4&amp;5 <text:span text:style-name="T1">syslog</text:span></text:p>
      <text:p text:style-name="P5"><text:span text:style-name="T2">Syslogd daemon is a server process for message logging, The daemon is started on system initialization</text:span> <text:span text:style-name="T3">and runs until the system is shutdown. Syslogd reads its configuration from </text:span><text:span text:style-name="T5">/etc/syslog.conf</text:span><text:span text:style-name="T10">.</text:span></text:p>
      <text:p text:style-name="P1">In default configuration <text:span text:style-name="T11">syslogd creates a Unix domain socket to path </text:span><text:span text:style-name="T6">/dev/</text:span><text:span text:style-name="T7">log </text:span><text:span text:style-name="T12">that listens to incoming messages. Syslogd can also be specified to support remote logging and will open an udp-socket on port 514 or port 601. </text:span><text:span text:style-name="T13">SIGHUP </text:span><text:span text:style-name="T14">signal can be used to re-initialize the daemon.</text:span></text:p>
      <text:p text:style-name="P1"><text:span text:style-name="T14"/></text:p>
      <text:p text:style-name="P2">Syslog.h defines a function for sending messages to syslog. <text:span text:style-name="T15">The function</text:span> <text:span text:style-name="T15">is defined as follows </text:span></text:p>
      <text:p text:style-name="P2">void <text:span text:style-name="T4">syslog(intpriority, const char *message, ... );</text:span> <text:span text:style-name="T16">Priority is a OR-operation over level and facility, which describe the priority of the message and the type of process sending the message. These can be used in syslog.conf to configure customized message handling. <text:s/>Message arguments works just like printf’s formatting but a </text:span><text:span text:style-name="T9">%m </text:span><text:span text:style-name="T16">specification is used for the current value of </text:span><text:span text:style-name="T9">errno</text:span><text:span text:style-name="T16">.</text:span></text:p>
      <text:p text:style-name="P2"/>
      <text:p text:style-name="P3">When calling <text:span text:style-name="T4">syslog()</text:span> the <text:span text:style-name="T17">function automatically opens a datagram socket to syslog and it’s closed when the process terminates, but this can be done manually trough </text:span><text:span text:style-name="T8">openlog() </text:span><text:span text:style-name="T17">and </text:span><text:span text:style-name="T8">closelog()</text:span><text:span text:style-name="T17">. Specified as follows: </text:span><text:span text:style-name="T8">void openlog(const char*ident, intoptions, intfacility); <text:s/></text:span><text:span text:style-name="T4">void closelog(void);. </text:span></text:p>
      <text:p text:style-name="P3"><text:span text:style-name="T18">Openlog argument specify an indent to prepend before the syslog message and options on how to handle the logging and it’s connection. You can specify trough intopitons that messages should be logged to console, if send to syslog fails, that the socket for sending is created immediately and not to wait to syslog call, to log to standard error as well as sending to syslog and that process id is logged whit each message.</text:span></text:p>
      <text:p text:style-name="P4">Closelog is more self-explanatory. <text:span text:style-name="T19">Calling closelog() simply closes the sockets file descriptor before the process termination.</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helvetica, 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6T11:22:01.846146846</meta:creation-date>
    <dc:date>2020-02-26T12:26:38.920509174</dc:date>
    <meta:editing-duration>PT1H3M58S</meta:editing-duration>
    <meta:editing-cycles>81</meta:editing-cycles>
    <meta:generator>LibreOffice/6.0.7.3$Linux_X86_64 LibreOffice_project/00m0$Build-3</meta:generator>
    <meta:document-statistic meta:table-count="0" meta:image-count="0" meta:object-count="0" meta:page-count="1" meta:paragraph-count="8" meta:word-count="282" meta:character-count="1813" meta:non-whitespace-character-count="1535"/>
  </office:meta>
</office:document-meta>
</file>